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mily-generic="roman"/>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2" style:family="table">
      <style:table-properties style:width="17.503cm" fo:margin-left="0cm" table:align="left"/>
    </style:style>
    <style:style style:name="Table2.A" style:family="table-column">
      <style:table-column-properties style:column-width="4.401cm"/>
    </style:style>
    <style:style style:name="Table2.B" style:family="table-column">
      <style:table-column-properties style:column-width="4.3cm"/>
    </style:style>
    <style:style style:name="Table2.C" style:family="table-column">
      <style:table-column-properties style:column-width="4.501cm"/>
    </style:style>
    <style:style style:name="Table2.A1" style:family="table-cell">
      <style:table-cell-properties style:vertical-align="middle" fo:padding="0.097cm" fo:border-left="0.05pt solid #000000" fo:border-right="none" fo:border-top="0.05pt solid #000000" fo:border-bottom="0.05pt solid #000000"/>
    </style:style>
    <style:style style:name="Table2.D1" style:family="table-cell">
      <style:table-cell-properties style:vertical-align="middle"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4.251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970a7" officeooo:paragraph-rsid="001970a7"/>
    </style:style>
    <style:style style:name="P2" style:family="paragraph" style:parent-style-name="Standard">
      <style:text-properties officeooo:rsid="001a6591" officeooo:paragraph-rsid="001a6591"/>
    </style:style>
    <style:style style:name="P3" style:family="paragraph" style:parent-style-name="Standard">
      <style:text-properties officeooo:rsid="001b5499" officeooo:paragraph-rsid="001b5499"/>
    </style:style>
    <style:style style:name="P4" style:family="paragraph" style:parent-style-name="Standard">
      <style:text-properties officeooo:rsid="001a6591" officeooo:paragraph-rsid="002220f6"/>
    </style:style>
    <style:style style:name="P5" style:family="paragraph" style:parent-style-name="Standard">
      <style:text-properties officeooo:rsid="001b5499" officeooo:paragraph-rsid="001b5499"/>
    </style:style>
    <style:style style:name="P6" style:family="paragraph" style:parent-style-name="Standard">
      <style:text-properties officeooo:rsid="0022f7ba" officeooo:paragraph-rsid="0022f7ba"/>
    </style:style>
    <style:style style:name="P7" style:family="paragraph" style:parent-style-name="Standard">
      <style:text-properties officeooo:rsid="0024539a" officeooo:paragraph-rsid="0024539a"/>
    </style:style>
    <style:style style:name="P8" style:family="paragraph" style:parent-style-name="Standard">
      <style:text-properties officeooo:rsid="0025a7c8" officeooo:paragraph-rsid="0025a7c8"/>
    </style:style>
    <style:style style:name="P9" style:family="paragraph" style:parent-style-name="Standard">
      <style:text-properties style:use-window-font-color="true" style:font-name="Liberation Serif" fo:font-size="12pt" style:text-underline-style="none" officeooo:rsid="0025a7c8" officeooo:paragraph-rsid="0025a7c8" style:font-size-asian="12pt" style:font-size-complex="12pt"/>
    </style:style>
    <style:style style:name="P10" style:family="paragraph" style:parent-style-name="Standard">
      <style:paragraph-properties fo:margin-left="0cm" fo:margin-right="0cm" fo:text-align="start" style:justify-single-word="false" fo:text-indent="0cm" style:auto-text-indent="false"/>
      <style:text-properties style:use-window-font-color="true" style:font-name="Liberation Serif" fo:font-size="12pt" style:text-underline-style="none" officeooo:paragraph-rsid="002a2413" style:font-size-asian="12pt" style:font-size-complex="12pt"/>
    </style:style>
    <style:style style:name="P11" style:family="paragraph" style:parent-style-name="Standard">
      <style:paragraph-properties fo:margin-left="0cm" fo:margin-right="0cm" fo:text-align="start" style:justify-single-word="false" fo:text-indent="0cm" style:auto-text-indent="false"/>
      <style:text-properties style:use-window-font-color="true" style:font-name="Liberation Serif" fo:font-size="12pt" style:text-underline-style="none" officeooo:paragraph-rsid="002a452e" style:font-size-asian="12pt" style:font-size-complex="12pt"/>
    </style:style>
    <style:style style:name="P12" style:family="paragraph" style:parent-style-name="Standard">
      <style:paragraph-properties fo:margin-left="0cm" fo:margin-right="0cm" fo:text-align="start" style:justify-single-word="false" fo:text-indent="0cm" style:auto-text-indent="false"/>
      <style:text-properties officeooo:rsid="0022f7ba"/>
    </style:style>
    <style:style style:name="P13" style:family="paragraph" style:parent-style-name="Standard">
      <style:paragraph-properties fo:margin-left="0cm" fo:margin-right="0cm" fo:text-align="start" style:justify-single-word="false" fo:text-indent="0cm" style:auto-text-indent="false"/>
      <style:text-properties officeooo:rsid="002a452e" officeooo:paragraph-rsid="002a452e"/>
    </style:style>
    <style:style style:name="P14" style:family="paragraph" style:parent-style-name="Standard">
      <style:paragraph-properties fo:margin-left="0cm" fo:margin-right="0cm" fo:text-align="start" style:justify-single-word="false" fo:text-indent="0cm" style:auto-text-indent="false"/>
      <style:text-properties officeooo:rsid="002c22ca" officeooo:paragraph-rsid="002c22ca"/>
    </style:style>
    <style:style style:name="P15" style:family="paragraph" style:parent-style-name="Table_20_Contents">
      <style:paragraph-properties fo:text-align="center" style:justify-single-word="false"/>
      <style:text-properties officeooo:rsid="002a2413" officeooo:paragraph-rsid="002a2413"/>
    </style:style>
    <style:style style:name="P16" style:family="paragraph" style:parent-style-name="Table_20_Contents">
      <style:paragraph-properties fo:text-align="center" style:justify-single-word="false"/>
    </style:style>
    <style:style style:name="T1" style:family="text">
      <style:text-properties officeooo:rsid="001a6591"/>
    </style:style>
    <style:style style:name="T2" style:family="text">
      <style:text-properties officeooo:rsid="001b5499"/>
    </style:style>
    <style:style style:name="T3" style:family="text">
      <style:text-properties officeooo:rsid="001c502f"/>
    </style:style>
    <style:style style:name="T4" style:family="text">
      <style:text-properties officeooo:rsid="001f39af"/>
    </style:style>
    <style:style style:name="T5" style:family="text">
      <style:text-properties officeooo:rsid="00210e01"/>
    </style:style>
    <style:style style:name="T6" style:family="text">
      <style:text-properties officeooo:rsid="00217754"/>
    </style:style>
    <style:style style:name="T7" style:family="text">
      <style:text-properties officeooo:rsid="0025a7c8"/>
    </style:style>
    <style:style style:name="T8" style:family="text">
      <style:text-properties officeooo:rsid="00268db1"/>
    </style:style>
    <style:style style:name="T9" style:family="text">
      <style:text-properties officeooo:rsid="002a2413"/>
    </style:style>
    <style:style style:name="T10" style:family="text">
      <style:text-properties officeooo:rsid="002a452e"/>
    </style:style>
    <style:style style:name="T11" style:family="text">
      <style:text-properties fo:font-weight="bold" officeooo:rsid="00268db1" style:font-weight-asian="bold" style:font-weight-complex="bold"/>
    </style:style>
    <style:style style:name="T12" style:family="text">
      <style:text-properties fo:font-weight="bold" officeooo:rsid="002a2413" style:font-weight-asian="bold" style:font-weight-complex="bold"/>
    </style:style>
    <style:style style:name="T13" style:family="text">
      <style:text-properties officeooo:rsid="002cd918"/>
    </style:style>
    <style:style style:name="T14" style:family="text">
      <style:text-properties officeooo:rsid="002d99b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A facile : </text:p>
      <text:p text:style-name="P1"/>
      <text:p text:style-name="P1">Nous avons réalisé deux <text:span text:style-name="T1">IA faciles car nous avons eu des retours disant que la première était trop facile à vaincre.</text:span></text:p>
      <text:p text:style-name="P1"/>
      <text:p text:style-name="P2"><text:span text:style-name="T2">Principe des deux</text:span> IA :</text:p>
      <text:p text:style-name="P2"/>
      <text:p text:style-name="P2">L'algorithme est simple, l'IA cherche si elle peut gagner et si elle peut empêcher des coups gagnant<text:span text:style-name="T4">s</text:span> pour l'adversaire. <text:span text:style-name="T2">S</text:span>i rien n'est possible, elle renvoi<text:span text:style-name="T2">e</text:span> une coordonnée aléatoire dans une liste de point<text:span text:style-name="T2">s</text:span> centrée sur le jeu détaill<text:span text:style-name="T2">é ci-dessous.</text:span></text:p>
      <text:p text:style-name="P2"/>
      <text:p text:style-name="P2">Pour <text:span text:style-name="T2">vérifier</text:span> si elle peut gagner, elle pose son pion sur une case et <text:span text:style-name="T2">teste</text:span> si la partie est terminé<text:span text:style-name="T5">e</text:span>.</text:p>
      <text:p text:style-name="P2"/>
      <text:p text:style-name="P2">Pour empêcher un coup gagnant elle <text:span text:style-name="T2">vérifie</text:span> si , en posant un pion de la couleur adverse, <text:span text:style-name="T2">il </text:span>gagne. <text:span text:style-name="T2">S</text:span>i oui elle le pose à sa place. Si aucun<text:span text:style-name="T2">e</text:span> <text:span text:style-name="T2">combinaison de quatre pions n</text:span>'a été trouvé<text:span text:style-name="T2">e,</text:span> elle <text:span text:style-name="T2">teste</text:span> s'il y a des <text:span text:style-name="T2">combinaisons de type</text:span> « trois libres » adverses pour bloquer un <text:span text:style-name="T2">des deux </text:span>côté<text:span text:style-name="T2">s</text:span>.</text:p>
      <text:p text:style-name="P2"/>
      <text:p text:style-name="P3">Dans le cas du tirage aléatoire, nous faisons un pré-traitement sur le plateau de jeu. Nous récupérons une liste de points avec un poids. Ce poids correspond à la population de pions autour de la coordonnée. Puis nous récupérons un point aléatoirement dans cette liste. </text:p>
      <text:p text:style-name="P2"/>
      <text:p text:style-name="P2">Algorithme :</text:p>
      <text:p text:style-name="P2"/>
      <text:p text:style-name="P2">jouer( plateau de jeu ) :</text:p>
      <text:p text:style-name="P2"><text:tab/>coordonne c</text:p>
      <text:p text:style-name="P4"><text:tab/>c = trouverCoupGagnant( plateau de jeu )</text:p>
      <text:p text:style-name="P2"><text:tab/>si (<text:span text:style-name="T2">(</text:span>c.x &amp; c.y) = -1) </text:p>
      <text:p text:style-name="P4"><text:tab/><text:tab/>c = empecherQuatreCouleurInverse( plateau de jeu )</text:p>
      <text:p text:style-name="P2"><text:tab/><text:tab/>si ('c.x &amp; c.y) = -1) </text:p>
      <text:p text:style-name="P4"><text:tab/><text:tab/><text:tab/>c = empecherTroisLibreCouleurInverse( plateau de jeu )</text:p>
      <text:p text:style-name="P2"><text:tab/></text:p>
      <text:p text:style-name="P2"><text:tab/><text:span text:style-name="T2">si((c.x &amp; c.y) = -1)</text:span></text:p>
      <text:p text:style-name="P4"><text:tab/><text:tab/><text:span text:style-name="T2">c = coupAleatoire</text:span>( plateau de jeu )</text:p>
      <text:p text:style-name="P2"/>
      <text:p text:style-name="P2"><text:tab/><text:span text:style-name="T2">renvoyer c</text:span></text:p>
      <text:p text:style-name="P2"/>
      <text:p text:style-name="P2"/>
      <text:p text:style-name="P3">Pour notre première IA, <text:span text:style-name="T3">les</text:span> configurations « quatre libre » et « trois libre » <text:span text:style-name="T3">ne sont considérées</text:span> que si les pions <text:span text:style-name="T3">sont à la suite</text:span>. De ce fait, les joueurs qui faisai<text:span text:style-name="T6">en</text:span>t une ou deux parties s'en rendai<text:span text:style-name="T3">ent</text:span> compte. <text:span text:style-name="T3">Ils la</text:span>iss<text:span text:style-name="T3">aient</text:span> un espace libre dans leur configuration pour vaincre l'IA (par ex<text:span text:style-name="T3">e</text:span>mple ils posaient <text:span text:style-name="T3">deux pions</text:span> puis laissaient un trou et repos<text:span text:style-name="T3">aient</text:span> deux pions, ainsi l'IA ne bloquait pas le cinquième pion).</text:p>
      <text:p text:style-name="P3">Pour améliorer cette IA nous avons donc pris en compte les trous. <text:span text:style-name="T3">M</text:span>aintenant, nous obtenons une IA très défensive sur des coups simples. Pour des personnes <text:span text:style-name="T3">débutantes, elle est donc suffisante.</text:span></text:p>
      <text:p text:style-name="P3"/>
      <text:p text:style-name="P3"/>
      <text:p text:style-name="P3"/>
      <text:p text:style-name="P6">IA <text:span text:style-name="T13">MinMax</text:span>:</text:p>
      <text:p text:style-name="P6"/>
      <text:p text:style-name="P6"/>
      <text:p text:style-name="P6"/>
      <text:p text:style-name="P6"/>
      <text:p text:style-name="P6"><text:soft-page-break/>Analyse :</text:p>
      <text:p text:style-name="P6"/>
      <text:p text:style-name="P7">Pour regarder le comportement de nos IA nous avons tout d'abord effectué des tests sur des plateaux près-défini, simple au debut. Par exemple nous prenions une configuration où l'IA devait placer un pion pour gagner. Ensuite quand nos tests passaient, nous prenions des plateaux où il y avait plusieurs possibilités de contrer l'adversaire pour voire ce qu'elle nous répondais. Cependant c'est testes là n'ont pas était concluant sur l'IA MinMax.</text:p>
      <text:p text:style-name="P7"/>
      <text:p text:style-name="P7">Pour finir nous avons fait jouer nos différentes IA les unes contre les autres, le tableau ci-après montre les résultats des testes. Nous pouvons remarquer que le joueur blanc gagne plus souvent que le noir. Comme dit précedemment, nous voyons aussi que notre IA MinMax n'est pas correct elle perd trops souvent contre l'IA Facile.</text:p>
      <text:p text:style-name="P7"/>
      <text:p text:style-name="P7"/>
      <text:p text:style-name="P7"/>
      <text:p text:style-name="P7"/>
      <text:p text:style-name="P7">De plus nous avons fait des tests avec les IA des autres groupes en particulier avec le groupe <text:span text:style-name="T7">4 car nous avons réussi à integrer notre IA dans leur code.</text:span></text:p>
      <text:p text:style-name="P8">Voici les résultats :</text:p>
      <text:p text:style-name="P8"><text:tab/></text:p>
      <text:p text:style-name="P9">Resultat en utilisant notre IA Facile et les IA du groupe 4 :</text:p>
      <text:p text:style-name="P9"/>
      <table:table table:name="Table2" table:style-name="Table2">
        <table:table-column table:style-name="Table2.A"/>
        <table:table-column table:style-name="Table2.B"/>
        <table:table-column table:style-name="Table2.C"/>
        <table:table-column table:style-name="Table2.B"/>
        <table:table-row>
          <table:table-cell table:style-name="Table2.A1" office:value-type="string">
            <text:p text:style-name="P15">Notre IA contre</text:p>
            <text:p text:style-name="P15">IA facile grp 4</text:p>
          </table:table-cell>
          <table:table-cell table:style-name="Table2.A1" office:value-type="string">
            <text:p text:style-name="P15">Notre IA contre</text:p>
            <text:p text:style-name="P15">IA moyenne grp 4</text:p>
          </table:table-cell>
          <table:table-cell table:style-name="Table2.A1" office:value-type="string">
            <text:p text:style-name="P15">IA Facile grp 4 contre</text:p>
            <text:p text:style-name="P15">Notre IA</text:p>
          </table:table-cell>
          <table:table-cell table:style-name="Table2.D1" office:value-type="string">
            <text:p text:style-name="P15">IA Moyenne contre</text:p>
            <text:p text:style-name="P15">Notre IA</text:p>
          </table:table-cell>
        </table:table-row>
        <table:table-row>
          <table:table-cell table:style-name="Table2.A2" office:value-type="string">
            <text:p text:style-name="P10"><text:span text:style-name="T11">Noir gagne</text:span><text:span text:style-name="T8"> </text:span>: 29</text:p>
            <text:p text:style-name="P10"><text:span text:style-name="T8">Blanc gagne</text:span> : 39</text:p>
            <text:p text:style-name="P10">Partie nulle : 102</text:p>
            <text:p text:style-name="P10">N<text:span text:style-name="T8">ombre de</text:span> <text:span text:style-name="T8">parties</text:span> : 170</text:p>
          </table:table-cell>
          <table:table-cell table:style-name="Table2.B2" office:value-type="string">
            <text:p text:style-name="P10"><text:span text:style-name="T12">Noir gagne</text:span> : 3</text:p>
            <text:p text:style-name="P10"><text:span text:style-name="T9">Blanc Gagne</text:span> : 179</text:p>
            <text:p text:style-name="P10">Partie nulle : 30</text:p>
            <text:p text:style-name="P10">N<text:span text:style-name="T9">ombre de parties</text:span>: 212</text:p>
          </table:table-cell>
          <table:table-cell table:style-name="Table2.C2" office:value-type="string">
            <text:p text:style-name="P10"><text:span text:style-name="T8">Noir gagne</text:span> : 17</text:p>
            <text:p text:style-name="P10"><text:span text:style-name="T11">Blanc Gagne</text:span> : 55</text:p>
            <text:p text:style-name="P10">Partie nulle : 131</text:p>
            <text:p text:style-name="P10">N<text:span text:style-name="T8">ombre de parties</text:span> : 203</text:p>
          </table:table-cell>
          <table:table-cell table:style-name="Table2.D2" office:value-type="string">
            <text:p text:style-name="P11"><text:span text:style-name="T9">Noir gagne</text:span> : 148</text:p>
            <text:p text:style-name="P10"><text:span text:style-name="T12">Blanc gagne</text:span> : 15</text:p>
            <text:p text:style-name="P11">Partie nulle : 43</text:p>
            <text:p text:style-name="P10">N<text:span text:style-name="T9">ombre de parties</text:span> : 206</text:p>
          </table:table-cell>
        </table:table-row>
      </table:table>
      <text:p text:style-name="P12"/>
      <text:p text:style-name="P13">Quand on fait jouer les deux IA facile entres elles nous pouvons voir qu'elle sont équivalentes. En effet quand l'une jouait Noir elle perdait la plupart du temps et inversement. Contre l'IA Moyenne du grp4, notre IA a très souvent perdu.</text:p>
      <text:p text:style-name="P13"/>
      <text:p text:style-name="P14">Resultat en utilisant notre IA <text:span text:style-name="T14">MinMax en profondeur 1</text:span> et les IA du groupe 4 :</text:p>
      <text:p text:style-name="P14"/>
      <table:table table:name="Table1" table:style-name="Table1">
        <table:table-column table:style-name="Table1.A" table:number-columns-repeated="4"/>
        <table:table-row>
          <table:table-cell table:style-name="Table1.A1" office:value-type="string">
            <text:p text:style-name="P15">Notre IA contre</text:p>
            <text:p text:style-name="P15">IA facile grp 4</text:p>
          </table:table-cell>
          <table:table-cell table:style-name="Table1.A1" office:value-type="string">
            <text:p text:style-name="P15">Notre IA contre</text:p>
            <text:p text:style-name="P15">IA moyenne grp 4</text:p>
          </table:table-cell>
          <table:table-cell table:style-name="Table1.A1" office:value-type="string">
            <text:p text:style-name="P15">IA Facile grp 4 contre</text:p>
            <text:p text:style-name="P15">Notre IA</text:p>
          </table:table-cell>
          <table:table-cell table:style-name="Table1.D1" office:value-type="string">
            <text:p text:style-name="P15">IA Moyenne contre</text:p>
            <text:p text:style-name="P15">Notre IA</text:p>
          </table:table-cell>
        </table:table-row>
        <table:table-row>
          <table:table-cell table:style-name="Table1.A2" office:value-type="string">
            <text:p text:style-name="P10"><text:span text:style-name="T11">Noir gagne</text:span><text:span text:style-name="T8"> </text:span>: 29</text:p>
            <text:p text:style-name="P10"><text:span text:style-name="T8">Blanc gagne</text:span> : 39</text:p>
            <text:p text:style-name="P10">Partie nulle : 102</text:p>
            <text:p text:style-name="P10">N<text:span text:style-name="T8">ombre de</text:span> <text:span text:style-name="T8">parties</text:span> : 170</text:p>
          </table:table-cell>
          <table:table-cell table:style-name="Table1.A2" office:value-type="string">
            <text:p text:style-name="P10"><text:span text:style-name="T12">Noir gagne</text:span> : 3</text:p>
            <text:p text:style-name="P10"><text:span text:style-name="T9">Blanc Gagne</text:span> : 179</text:p>
            <text:p text:style-name="P10">Partie nulle : 30</text:p>
            <text:p text:style-name="P10">N<text:span text:style-name="T9">ombre de parties</text:span>: 212</text:p>
          </table:table-cell>
          <table:table-cell table:style-name="Table1.A2" office:value-type="string">
            <text:p text:style-name="P10"><text:span text:style-name="T8">Noir gagne</text:span> : 17</text:p>
            <text:p text:style-name="P10"><text:span text:style-name="T11">Blanc Gagne</text:span> : 55</text:p>
            <text:p text:style-name="P10">Partie nulle : 131</text:p>
            <text:p text:style-name="P10">N<text:span text:style-name="T8">ombre de parties</text:span> : 203</text:p>
          </table:table-cell>
          <table:table-cell table:style-name="Table1.D2" office:value-type="string">
            <text:p text:style-name="P11"><text:span text:style-name="T9">Noir gagne</text:span> : 148</text:p>
            <text:p text:style-name="P10"><text:span text:style-name="T12">Blanc gagne</text:span> : 15</text:p>
            <text:p text:style-name="P11">Partie nulle : 43</text:p>
            <text:p text:style-name="P10">N<text:span text:style-name="T9">ombre de parties</text:span> : 206</text:p>
          </table: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ospace" svg:font-family="Monospace" style:font-family-generic="roman"/>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th </meta:initial-creator>
    <meta:creation-date>2016-06-02T18:02:20.776507189</meta:creation-date>
    <dc:date>2016-06-03T10:52:01.144288653</dc:date>
    <meta:editing-duration>PT1H22M46S</meta:editing-duration>
    <meta:editing-cycles>17</meta:editing-cycles>
    <meta:generator>LibreOffice/4.2.8.2$Linux_X86_64 LibreOffice_project/420m0$Build-2</meta:generator>
    <meta:document-statistic meta:table-count="2" meta:image-count="0" meta:object-count="0" meta:page-count="2" meta:paragraph-count="79" meta:word-count="769" meta:character-count="4138" meta:non-whitespace-character-count="3426"/>
  </office:meta>
</office:document-meta>
</file>